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argi" svg:font-family="Garg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713cb"/>
    </style:style>
    <style:style style:name="P2" style:family="paragraph" style:parent-style-name="Text_20_body">
      <style:text-properties officeooo:paragraph-rsid="0028d884"/>
    </style:style>
    <style:style style:name="P3" style:family="paragraph" style:parent-style-name="Text_20_body" style:list-style-name="L5">
      <style:text-properties officeooo:paragraph-rsid="0028d884"/>
    </style:style>
    <style:style style:name="P4" style:family="paragraph" style:parent-style-name="Text_20_body">
      <style:text-properties officeooo:paragraph-rsid="0029ae01"/>
    </style:style>
    <style:style style:name="P5" style:family="paragraph" style:parent-style-name="Text_20_body">
      <style:text-properties officeooo:paragraph-rsid="002b982b"/>
    </style:style>
    <style:style style:name="P6" style:family="paragraph" style:parent-style-name="Text_20_body">
      <style:text-properties officeooo:paragraph-rsid="002d87ee"/>
    </style:style>
    <style:style style:name="P7" style:family="paragraph" style:parent-style-name="Text_20_body">
      <style:text-properties officeooo:paragraph-rsid="002e111e"/>
    </style:style>
    <style:style style:name="P8" style:family="paragraph" style:parent-style-name="Text_20_body" style:list-style-name="L7">
      <style:text-properties officeooo:paragraph-rsid="002e111e"/>
    </style:style>
    <style:style style:name="P9" style:family="paragraph" style:parent-style-name="Text_20_body" style:list-style-name="L7">
      <style:text-properties officeooo:paragraph-rsid="003ab5d0"/>
    </style:style>
    <style:style style:name="P10" style:family="paragraph" style:parent-style-name="Text_20_body" style:list-style-name="L8">
      <style:text-properties officeooo:paragraph-rsid="002e111e"/>
    </style:style>
    <style:style style:name="P11" style:family="paragraph" style:parent-style-name="Text_20_body">
      <style:text-properties officeooo:paragraph-rsid="002f354d"/>
    </style:style>
    <style:style style:name="P12" style:family="paragraph" style:parent-style-name="Text_20_body">
      <style:text-properties officeooo:paragraph-rsid="00318ee9"/>
    </style:style>
    <style:style style:name="P13" style:family="paragraph" style:parent-style-name="Text_20_body">
      <style:text-properties officeooo:paragraph-rsid="003292c7"/>
    </style:style>
    <style:style style:name="P14" style:family="paragraph" style:parent-style-name="Text_20_body" style:list-style-name="L9">
      <style:text-properties officeooo:paragraph-rsid="003ab5d0"/>
    </style:style>
    <style:style style:name="P15" style:family="paragraph" style:parent-style-name="Text_20_body">
      <style:text-properties officeooo:paragraph-rsid="003ab5d0"/>
    </style:style>
    <style:style style:name="P16" style:family="paragraph" style:parent-style-name="Text_20_body">
      <style:text-properties officeooo:paragraph-rsid="003dad5b"/>
    </style:style>
    <style:style style:name="T1" style:family="text">
      <style:text-properties officeooo:rsid="0022c111"/>
    </style:style>
    <style:style style:name="T2" style:family="text">
      <style:text-properties fo:font-weight="normal" officeooo:rsid="0022c111" style:font-weight-asian="normal" style:font-weight-complex="normal"/>
    </style:style>
    <style:style style:name="T3" style:family="text">
      <style:text-properties fo:font-weight="normal" officeooo:rsid="00242501" style:font-weight-asian="normal" style:font-weight-complex="normal"/>
    </style:style>
    <style:style style:name="T4" style:family="text">
      <style:text-properties officeooo:rsid="0024b715"/>
    </style:style>
    <style:style style:name="T5" style:family="text">
      <style:text-properties style:language-complex="hi" style:country-complex="IN"/>
    </style:style>
    <style:style style:name="T6" style:family="text">
      <style:text-properties officeooo:rsid="002713cb"/>
    </style:style>
    <style:style style:name="T7" style:family="text">
      <style:text-properties style:font-name="Lohit Devanagari1" fo:font-style="normal" style:text-underline-style="none" fo:font-weight="normal" style:font-style-asian="normal" style:font-weight-asian="normal" style:font-name-complex="Lohit Devanagari1" style:font-style-complex="normal" style:font-weight-complex="normal"/>
    </style:style>
    <style:style style:name="T8" style:family="text">
      <style:text-properties style:font-name="Lohit Devanagari1" fo:font-style="normal" style:text-underline-style="none" fo:font-weight="normal" officeooo:rsid="0022c111" style:font-style-asian="normal" style:font-weight-asian="normal" style:font-name-complex="Lohit Devanagari1" style:font-style-complex="normal" style:font-weight-complex="normal"/>
    </style:style>
    <style:style style:name="T9" style:family="text">
      <style:text-properties style:font-name="Lohit Devanagari1" fo:font-style="normal" style:text-underline-style="none" fo:font-weight="normal" officeooo:rsid="00242501" style:font-style-asian="normal" style:font-weight-asian="normal" style:font-name-complex="Lohit Devanagari1" style:font-style-complex="normal" style:font-weight-complex="normal"/>
    </style:style>
    <style:style style:name="T10" style:family="text">
      <style:text-properties style:font-name="Lohit Devanagari1" fo:font-style="normal" style:text-underline-style="none" fo:font-weight="normal" officeooo:rsid="0020d6f9" style:font-style-asian="normal" style:font-weight-asian="normal" style:font-name-complex="Lohit Devanagari1" style:font-style-complex="normal" style:font-weight-complex="normal"/>
    </style:style>
    <style:style style:name="T11" style:family="text">
      <style:text-properties style:font-name="Lohit Devanagari1" fo:font-style="normal" style:text-underline-style="none" fo:font-weight="normal" officeooo:rsid="0029ae01" style:font-style-asian="normal" style:font-weight-asian="normal" style:font-name-complex="Lohit Devanagari1" style:font-style-complex="normal" style:font-weight-complex="normal"/>
    </style:style>
    <style:style style:name="T12" style:family="text">
      <style:text-properties style:font-name="Lohit Devanagari1" fo:font-style="normal" style:text-underline-style="none" fo:font-weight="normal" officeooo:rsid="002b982b" style:font-style-asian="normal" style:font-weight-asian="normal" style:font-name-complex="Lohit Devanagari1" style:font-style-complex="normal" style:font-weight-complex="normal"/>
    </style:style>
    <style:style style:name="T13" style:family="text">
      <style:text-properties style:font-name="Lohit Devanagari1" fo:font-style="normal" style:text-underline-style="none" fo:font-weight="normal" officeooo:rsid="002d87ee" style:font-style-asian="normal" style:font-weight-asian="normal" style:font-name-complex="Lohit Devanagari1" style:font-style-complex="normal" style:font-weight-complex="normal"/>
    </style:style>
    <style:style style:name="T14" style:family="text">
      <style:text-properties style:font-name="Lohit Devanagari1" fo:font-style="normal" style:text-underline-style="none" fo:font-weight="normal" officeooo:rsid="0022c111" style:font-style-asian="normal" style:font-weight-asian="normal" style:font-name-complex="Lohit Devanagari1" style:language-complex="hi" style:country-complex="IN" style:font-style-complex="normal" style:font-weight-complex="normal"/>
    </style:style>
    <style:style style:name="T15" style:family="text">
      <style:text-properties style:font-name="Lohit Devanagari1" fo:font-style="normal" style:text-underline-style="none" fo:font-weight="normal" officeooo:rsid="002d87ee" style:font-style-asian="normal" style:font-weight-asian="normal" style:font-name-complex="Lohit Devanagari1" style:language-complex="hi" style:country-complex="IN" style:font-style-complex="normal" style:font-weight-complex="normal"/>
    </style:style>
    <style:style style:name="T16" style:family="text">
      <style:text-properties style:font-name="Lohit Devanagari1" fo:font-style="normal" style:text-underline-style="none" officeooo:rsid="0022c111" style:font-style-asian="normal" style:font-name-complex="Lohit Devanagari1" style:font-style-complex="normal"/>
    </style:style>
    <style:style style:name="T17" style:family="text">
      <style:text-properties style:font-name="Lohit Devanagari1" fo:font-style="normal" style:text-underline-style="none" officeooo:rsid="002d87ee" style:font-style-asian="normal" style:font-name-complex="Lohit Devanagari1" style:font-style-complex="normal"/>
    </style:style>
    <style:style style:name="T18" style:family="text">
      <style:text-properties style:font-name="Lohit Devanagari1" fo:font-style="normal" style:text-underline-style="none" fo:font-weight="bold" officeooo:rsid="0022c111" style:font-style-asian="normal" style:font-weight-asian="bold" style:font-name-complex="Lohit Devanagari1" style:font-style-complex="normal" style:font-weight-complex="bold"/>
    </style:style>
    <style:style style:name="T19" style:family="text">
      <style:text-properties style:font-name="Lohit Devanagari1" fo:font-style="normal" style:text-underline-style="none" fo:font-weight="bold" officeooo:rsid="00242501" style:font-style-asian="normal" style:font-weight-asian="bold" style:font-name-complex="Lohit Devanagari1" style:font-style-complex="normal" style:font-weight-complex="bold"/>
    </style:style>
    <style:style style:name="T20" style:family="text">
      <style:text-properties style:font-name="Lohit Devanagari1" fo:font-style="normal" style:text-underline-style="none" fo:font-weight="bold" officeooo:rsid="002d87ee" style:font-style-asian="normal" style:font-weight-asian="bold" style:font-name-complex="Lohit Devanagari1" style:font-style-complex="normal" style:font-weight-complex="bold"/>
    </style:style>
    <style:style style:name="T21" style:family="text">
      <style:text-properties fo:font-weight="bold" style:font-weight-asian="bold" style:font-weight-complex="bold"/>
    </style:style>
    <style:style style:name="T22" style:family="text">
      <style:text-properties officeooo:rsid="0028d884"/>
    </style:style>
    <style:style style:name="T23" style:family="text">
      <style:text-properties officeooo:rsid="002d87ee"/>
    </style:style>
    <style:style style:name="T24" style:family="text">
      <style:text-properties officeooo:rsid="002e111e"/>
    </style:style>
    <style:style style:name="T25" style:family="text">
      <style:text-properties officeooo:rsid="002f354d"/>
    </style:style>
    <style:style style:name="T26" style:family="text">
      <style:text-properties officeooo:rsid="00301d6d"/>
    </style:style>
    <style:style style:name="T27" style:family="text">
      <style:text-properties officeooo:rsid="0030cfd1"/>
    </style:style>
    <style:style style:name="T28" style:family="text">
      <style:text-properties officeooo:rsid="00318ee9"/>
    </style:style>
    <style:style style:name="T29" style:family="text">
      <style:text-properties officeooo:rsid="003292c7"/>
    </style:style>
    <style:style style:name="T30" style:family="text">
      <style:text-properties officeooo:rsid="00344d03"/>
    </style:style>
    <style:style style:name="T31" style:family="text">
      <style:text-properties officeooo:rsid="0037651f"/>
    </style:style>
    <style:style style:name="T32" style:family="text">
      <style:text-properties officeooo:rsid="003bf527"/>
    </style:style>
    <style:style style:name="T33" style:family="text">
      <style:text-properties officeooo:rsid="003c1eca"/>
    </style:style>
    <style:style style:name="T34" style:family="text">
      <style:text-properties officeooo:rsid="003e8f4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कारों में कंप्यूटर विजन: आगामी यातायात की दिशा</text:span></text:p>
      <text:p text:style-name="P5"><text:span text:style-name="Strong_20_Emphasis">कंप्यूटर विजन क्या है?</text:span></text:p>
      <text:p text:style-name="P6"><text:span text:style-name="Strong_20_Emphasis"><text:span text:style-name="T8">कंप्यूटर विजन एक प्रौद्योगिकी है जो </text:span></text:span><text:span text:style-name="Strong_20_Emphasis"><text:span text:style-name="T12">डिजिटल </text:span></text:span><text:span text:style-name="Strong_20_Emphasis"><text:span text:style-name="T8">चित्रों, </text:span></text:span><text:span text:style-name="Strong_20_Emphasis"><text:span text:style-name="T12">चलचित्रों </text:span></text:span><text:span text:style-name="Strong_20_Emphasis"><text:span text:style-name="T8">और </text:span></text:span><text:span text:style-name="Strong_20_Emphasis"><text:span text:style-name="T13">संवेदकों</text:span></text:span><text:span text:style-name="Strong_20_Emphasis"><text:span text:style-name="T8"> </text:span></text:span><text:span text:style-name="Strong_20_Emphasis"><text:span text:style-name="T17">(Sensors)</text:span></text:span><text:span text:style-name="Strong_20_Emphasis"><text:span text:style-name="T8"> से डाटा प्राप्त करके </text:span></text:span><text:span text:style-name="Strong_20_Emphasis"><text:span text:style-name="T11">और उस</text:span></text:span><text:span text:style-name="Strong_20_Emphasis"><text:span text:style-name="T8"> डाटा </text:span></text:span><text:span text:style-name="Strong_20_Emphasis"><text:span text:style-name="T11">का</text:span></text:span><text:span text:style-name="Strong_20_Emphasis"><text:span text:style-name="T8"> अद्यतन </text:span></text:span><text:span text:style-name="Strong_20_Emphasis"><text:span text:style-name="T11">(अपडेट)</text:span></text:span><text:span text:style-name="Strong_20_Emphasis"><text:span text:style-name="T8"> करके मशीनों को स्थानीय और ग्लोबल जानकारी प्राप्त करने में मदद कर</text:span></text:span><text:span text:style-name="Strong_20_Emphasis"><text:span text:style-name="T12">ती</text:span></text:span><text:span text:style-name="Strong_20_Emphasis"><text:span text:style-name="T8"> है, मशीनों को विचार करने और समझने की क्षमता प्रदान करती है</text:span></text:span><text:span text:style-name="Strong_20_Emphasis"><text:span text:style-name="T12">। </text:span></text:span><text:span text:style-name="Strong_20_Emphasis"><text:span text:style-name="T8">यह एक शाखा है जो मानव दृष्टि की प्रक्रिया को मॉडल करती है और डिजिटल </text:span></text:span><text:span text:style-name="Strong_20_Emphasis"><text:span text:style-name="T13">प्र</text:span></text:span><text:span text:style-name="Strong_20_Emphasis"><text:span text:style-name="T14">णाल</text:span></text:span><text:span text:style-name="Strong_20_Emphasis"><text:span text:style-name="T15">ियों</text:span></text:span><text:span text:style-name="Strong_20_Emphasis"><text:span text:style-name="T8"> को विचारात्मक रूप से विचार करने की क्षमता प्रदान करती है।</text:span></text:span></text:p>
      <text:p text:style-name="P6"><text:span text:style-name="Strong_20_Emphasis"><text:span text:style-name="T8"/></text:span></text:p>
      <text:p text:style-name="P2">प्रौद्योगिकी के इस युग में, वाहनों के क्षेत्र में भी अद्वितीय नवाचार हो रहे हैं। जिस तरह से संचार और नेटवर्किंग में विकास हो रहा है, वैसे ही यातायात क्षेत्र में भी तेजी से बदलाव हो रहा है। इन बदलावों में कंप्यूटर विजन<text:span text:style-name="T22"> </text:span>महत्वपूर्ण योगदान <text:span text:style-name="T23">प्रदान</text:span> <text:span text:style-name="T23">कर </text:span><text:span text:style-name="T22">रह</text:span><text:span text:style-name="T23">ी</text:span> है, विशेष रूप से वाहनों के लिए। </text:p>
      <text:p text:style-name="P11"><text:span text:style-name="Strong_20_Emphasis"><text:span text:style-name="T8">इसका उद्देश्य वाहनों को आ</text:span></text:span><text:span text:style-name="Strong_20_Emphasis"><text:span text:style-name="T10">स </text:span></text:span><text:span text:style-name="Strong_20_Emphasis"><text:span text:style-name="T8">पास </text:span></text:span><text:span text:style-name="Strong_20_Emphasis"><text:span text:style-name="T10">की चीजों</text:span></text:span><text:span text:style-name="Strong_20_Emphasis"><text:span text:style-name="T8"> को समझने में मदद करना, उसपर प्रतिक्रिया करने की क्षमता प्रदान कर</text:span></text:span><text:span text:style-name="Strong_20_Emphasis"><text:span text:style-name="T11">ना </text:span></text:span><text:span text:style-name="Strong_20_Emphasis"><text:span text:style-name="T8">और उन्हें सुरक्षित तरीके </text:span></text:span><text:span text:style-name="Strong_20_Emphasis"><text:span text:style-name="T11">से</text:span></text:span><text:span text:style-name="Strong_20_Emphasis"><text:span text:style-name="T8"> </text:span></text:span><text:span text:style-name="Strong_20_Emphasis"><text:span text:style-name="T10">और</text:span></text:span><text:span text:style-name="Strong_20_Emphasis"><text:span text:style-name="T8"> स्वतंत्रता से चलने में मदद करना है। कंप्यूटर विजन का यह काम डाटा को बड़े और जटिल मॉडल में अनुवादित करके किया जाता है ताकि वाहन सुरक्षित और स्वतंत्रता से चल सकें। यह प्रौद्योगिकी यातायात क्षेत्र में नये और उन्नत दिशानिर्देश प्रदान करती है, जिससे वाहनों का संचालन और यातायात सुरक्षित, स्वतंत्र और कुशल हो सकता है।</text:span></text:span></text:p>
      <text:p text:style-name="P4"><text:span text:style-name="Strong_20_Emphasis"><text:span text:style-name="T8"/></text:span></text:p>
      <text:p text:style-name="P7"><text:span text:style-name="Strong_20_Emphasis">कैमरों और </text:span><text:span text:style-name="Strong_20_Emphasis"><text:span text:style-name="T20">संवेदकों</text:span></text:span><text:span text:style-name="Strong_20_Emphasis"> का उपयोग</text:span></text:p>
      <text:p text:style-name="P13">कंप्यूटर विजन का काम आमतौर पर कैमरों और <text:span text:style-name="Strong_20_Emphasis"><text:span text:style-name="T13">संवेदकों</text:span></text:span> की मदद से किया जाता है। वाहनों पर लगे कैमरे स्वतः चलने के दौरान आसपास <text:span text:style-name="T24">के</text:span> वातावरण की छवियाँ और <text:span text:style-name="T28">चलचित्र</text:span> रिकॉर्ड करते हैं, <text:span text:style-name="T28">विभिन्न संवेदकों के द्वारा अन्य महत्वपूर्ण डाटा एकत्रित किया जाता है और</text:span> यह डाटा फिर कंप्यूटर सिस्टम को भेजा जाता है जिसमें विशिष्ट तरीकों से डिजिटल रूप में स्थानीयकृत किया जाता है।<text:span text:style-name="T29"> जब यहाँ विशिष्ट तरीकों की बात की गई है तो इसके लिए डीप लर्निंग (Deep Learning) प्रौद्योगिकी के बारे में जानना महत्वपूर्ण हो जाता है। चुँकि डीप लर्निंग विषय स्वयं में एक विशाल क्षेत्र है, लेकिन हम इसके बारे में भी संक्षिप्त में अध्ययन करेंगे।</text:span></text:p>
      <text:p text:style-name="P6"><text:span text:style-name="Strong_20_Emphasis"><text:span text:style-name="T8"/></text:span></text:p>
      <text:p text:style-name="P1"><text:span text:style-name="Strong_20_Emphasis"><text:span text:style-name="T18">डीप</text:span></text:span><text:span text:style-name="Strong_20_Emphasis"><text:span text:style-name="T8"> </text:span></text:span><text:span text:style-name="Strong_20_Emphasis"><text:span text:style-name="T18">लर्निं</text:span></text:span><text:span text:style-name="Strong_20_Emphasis"><text:span text:style-name="T18">ग</text:span></text:span><text:span text:style-name="Strong_20_Emphasis"><text:span text:style-name="T8"> </text:span></text:span><text:span text:style-name="Strong_20_Emphasis"><text:span text:style-name="T19">(गहरी</text:span></text:span><text:span text:style-name="Strong_20_Emphasis"><text:span text:style-name="T9"> </text:span></text:span><text:span text:style-name="Strong_20_Emphasis"><text:span text:style-name="T19">अध्ययन</text:span></text:span><text:span text:style-name="Strong_20_Emphasis"><text:span text:style-name="T8">)</text:span></text:span><text:span text:style-name="Strong_20_Emphasis"><text:span text:style-name="T7"> और कंप्यूटर विजन में उपयोग</text:span></text:span></text:p>
      <text:p text:style-name="P1"><text:span text:style-name="Strong_20_Emphasis"><text:span text:style-name="T2">डीप लर्निंग </text:span></text:span><text:span text:style-name="Strong_20_Emphasis"><text:span text:style-name="T3">(</text:span></text:span>गहरी अध्ययन<text:span text:style-name="T1">)</text:span>, मशीन लर्निंग का एक उप-क्षेत्र है जिसमें विभिन्न प्रकार के डाटा सेट्स से जानकारी प्राप्त करना और उनको स्वतंत्र रूप से समझने और सीखने की क्षमता होती है। यह आवश्यक है, क्योंकि ऐस<text:span text:style-name="T4">ी</text:span> कई समस्याओं का समाधान जिन्हें पारंपरिक तरीकों से हल करना मुश्किल है, लेकिन डीप लर्निंग का उपयोग करके उन<text:span text:style-name="T4">का</text:span> समाधान <text:span text:style-name="T6">आसानी से</text:span> किया जा सकता है। <text:span text:style-name="T4">इस तकनीक</text:span><text:span text:style-name="T32">ी</text:span><text:span text:style-name="T4"> के</text:span> मूल तत्व न्यूरल नेटवर्क्स होते हैं, जो मानव मस्तिष्क के न्यूरॉन्स की <text:span text:style-name="T4">तरह</text:span> काम करते हैं। <text:span text:style-name="T4">इन</text:span> न्यूरल नेटवर्क्स का उपयोग करके डाटा के पैटर्न और फीचर्स को स्वतंत्र रूप से सीखने की क्षमता प्रदान करता है। इसका नाम "<text:span text:style-name="Strong_20_Emphasis"><text:span text:style-name="T2">डीप</text:span></text:span>" <text:span text:style-name="Strong_20_Emphasis"><text:span text:style-name="T2">लर्निंग</text:span></text:span> इसकी विशेषता को दर्शाता है, जिसमें नेटवर्क अनेक स्तरों का विकास करता है जिनमें से प्रत्येक स्तर अधिक <text:span text:style-name="T5">विलक्षणों</text:span> या फीचर्स को सीखता है।</text:p>
      <text:p text:style-name="P2"><text:span text:style-name="Strong_20_Emphasis"><text:span text:style-name="T2">डीप लर्निंग</text:span></text:span> का उपयोग कंप्यूटर विजन में कैमरों और सेंसरों से प्राप्त <text:span text:style-name="T6">चित्रों</text:span> और वीडियो से डाटा के विशिष्ट विशेषताओं को समझने के लिए किया जाता है। यह डाटा को अद्यतन <text:span text:style-name="T22">(अपडेट)</text:span> करने और संशोधित करने की क्षमता प्रदान करता है ताकि उसमें छुपे पैटर्न और संकेतों को सीख सके।</text:p>
      <text:p text:style-name="P16"><text:soft-page-break/><text:span text:style-name="Strong_20_Emphasis">गहरी अध्ययन का कंप्यूटर विजन में उपयोग</text:span></text:p>
      <text:p text:style-name="P16">गहरी अध्ययन को कंप्यूटर विजन में कैमरों और सेंसरों से आयातित छवियों और <text:span text:style-name="T34">चलचित्रों</text:span> से डाटा को समझने के लिए उपयोग किया जाता है। यह डाटा को विशिष्ट पैटर्न, विशेषताओं, और चीजों के साथ जोड़कर स्थानीयकृत करने में मदद करता है।</text:p>
      <text:p text:style-name="P16">उदाहरण के लिए, गहरी अध्ययन नेटवर्क किसी वीडियो में सेंसर से प्राप्त पैटर्न को समझ सकता है जैसे कि कैसे वाहन आपस में संघटित हो रहे हैं या आपत्तियों की पहचान कर सकता है जैसे कि कोई आवारा वाहन या रोड पर अचानक आने वाली बाधाएँ।</text:p>
      <text:p text:style-name="P12"/>
      <text:p text:style-name="P2"><text:span text:style-name="Strong_20_Emphasis"><text:span text:style-name="T2">डीप लर्निंग</text:span></text:span><text:span text:style-name="Strong_20_Emphasis"> क</text:span><text:span text:style-name="Strong_20_Emphasis"><text:span text:style-name="T22">ी</text:span></text:span><text:span text:style-name="Strong_20_Emphasis"> प्रक्रिया</text:span></text:p>
      <text:list xml:id="list3799010687" text:style-name="L5">
        <text:list-item>
          <text:p text:style-name="P3"><text:span text:style-name="Strong_20_Emphasis">प्रशिक्षण डाटा की समाप्ति:</text:span> गहरी अध्ययन नेटवर्क्स को प्रशिक्षित करने के लिए बड़े और विशाल डाटा सेट पर काम करता है। यह डाटा विभिन्न वाहनों के छवियों और वीडियो के उदाहरण हो सकते हैं जो अगले चरण में उपयोग होंगे।</text:p>
        </text:list-item>
        <text:list-item>
          <text:p text:style-name="P3"><text:span text:style-name="Strong_20_Emphasis">नेटवर्क डिज़ाइन और अर्किटेक्चर:</text:span> एक गहरी अध्ययन नेटवर्क की अर्किटेक्चर का चयन करना महत्वपूर्ण है, जिसमें लेयरों की संरचना, उनकी संख्या, और उनके बीच के कनेक्शन शामिल होते हैं।</text:p>
        </text:list-item>
        <text:list-item>
          <text:p text:style-name="P3"><text:span text:style-name="Strong_20_Emphasis">पूर्व-प्रशिक्षित नेटवर्क:</text:span> गहरी अध्ययन नेटवर्क को पूर्व-प्रशिक्षित किया जाता है ताकि वह डाटा के पैटर्न्स और संकेतों को सीख सके। प्रशिक्षण के दौरान, नेटवर्क अपने अंतर्निहित पैटर्नों को सुधारने के लिए विशिष्ट वेट्स (भार) को बदलता है।</text:p>
        </text:list-item>
        <text:list-item>
          <text:p text:style-name="P3"><text:span text:style-name="Strong_20_Emphasis">पैटर्न और संकेतों की समझ:</text:span> पूर्व-प्रशिक्षित नेटवर्क अब आयातित डाटा में पैटर्न और संकेतों को समझने के लिए उपयोग होता है। यह वाहनों की पहचान, संकेतों की पहचान और अप्रत्याशित परिस्थितियों की पहचान में मदद कर सकता है।</text:p>
        </text:list-item>
      </text:list>
      <text:p text:style-name="P2"/>
      <text:p text:style-name="P15"><text:span text:style-name="Strong_20_Emphasis"><text:span text:style-name="T31">डाटा और </text:span></text:span><text:span text:style-name="Strong_20_Emphasis">छवियों क</text:span><text:span text:style-name="Strong_20_Emphasis"><text:span text:style-name="T24">ा</text:span></text:span><text:span text:style-name="Strong_20_Emphasis"> प्रसंस्करण</text:span><text:span text:style-name="Strong_20_Emphasis"><text:span text:style-name="T24">(Processing of Images </text:span></text:span><text:span text:style-name="Strong_20_Emphasis"><text:span text:style-name="T31">and Data</text:span></text:span><text:span text:style-name="Strong_20_Emphasis"><text:span text:style-name="T24">)</text:span></text:span></text:p>
      <text:p text:style-name="P15">यह डाटा सिस्टम में पहुंचने के बाद, यहाँ पर कई प्रकार की प्रसंस्करण प्रक्रियाएँ होती हैं<text:span text:style-name="T25">।</text:span></text:p>
      <text:list xml:id="list2120417419" text:style-name="L7">
        <text:list-item>
          <text:p text:style-name="P9"><text:span text:style-name="Strong_20_Emphasis">वर्गीकरण (Categorization):</text:span> छवियाँ विशिष्ट विशेषताओं के आधार पर वर्गीकृत की जाती हैं। उदाहरण स्वरूप, यह पहचान <text:span text:style-name="T30">की जा </text:span>सकत<text:span text:style-name="T30">ी</text:span> है कि छवि में कितने वाहन हैं और वे कितनी दूर हैं।</text:p>
        </text:list-item>
        <text:list-item>
          <text:p text:style-name="P9"><text:span text:style-name="Strong_20_Emphasis">वस्तुतः स्थानिकरण (Spatial Localization):</text:span> इस प्रक्रिया में, कंप्यूटर सिस्टम वाहनों की स्थानीयकृत जानकारी प्राप्त करता है। यह स्थान की आवश्यकताओं के अनुसार किए जा सकते हैं, जैसे कि <text:s/>सड़क पर या पार्किंग में।</text:p>
        </text:list-item>
        <text:list-item>
          <text:p text:style-name="P9"><text:span text:style-name="Strong_20_Emphasis">आवश्यक विशेषताओं की पहचान (Feature Extraction):</text:span> यहाँ, सिस्टम छवियों से आवश्यक विशेषताएँ प्राप्त करता है, जैसे कि आपत्तियाँ, संकेत, लाइनों का नेटवर्क, और वाहनों के आकार।</text:p>
        </text:list-item>
      </text:list>
      <text:p text:style-name="P15"><text:span text:style-name="Strong_20_Emphasis">मॉडल और एल्गोरिदम्स का उपयोग</text:span></text:p>
      <text:p text:style-name="P15">छवियों क<text:span text:style-name="T30">े</text:span> प्रसंस्करण के बाद, सिस्टम में मॉडल और एल्गोरिदम्स का उपयोग होता है जो डाटा को विशिष्ट तरीकों से व्याख्या करते हैं<text:span text:style-name="T25">।</text:span></text:p>
      <text:list xml:id="list4239162245" text:style-name="L9">
        <text:list-item>
          <text:p text:style-name="P14"><text:soft-page-break/><text:span text:style-name="Strong_20_Emphasis">आपत्तियों की पहचान (Anomaly Detection):</text:span> एक प्रमुख उपयोग यहाँ पर आपत्तियों की पहचान है, जैसे कि आगाही चिह्न या अचानक रुकावटों की पहचान।</text:p>
        </text:list-item>
        <text:list-item>
          <text:p text:style-name="P14"><text:span text:style-name="Strong_20_Emphasis"><text:span text:style-name="T26">मार्गदर्शन</text:span></text:span><text:span text:style-name="Strong_20_Emphasis"> और </text:span><text:span text:style-name="Strong_20_Emphasis"><text:span text:style-name="T27">धारणा</text:span></text:span><text:span text:style-name="Strong_20_Emphasis"> (Navigation and Perception):</text:span> सिस्टम वाहन के लिए सही मार्ग और सुरक्षा सुनिश्चित करने के लिए आसपास के वातावरण को समझता है।</text:p>
        </text:list-item>
        <text:list-item>
          <text:p text:style-name="P14"><text:span text:style-name="Strong_20_Emphasis"><text:span text:style-name="T16">स्वतंत्र चलने का समर्थन (Autonomous Driving Support):</text:span></text:span><text:span text:style-name="Strong_20_Emphasis"><text:span text:style-name="T8"> सिस्टम वाहनों को स्वतंत्र ड्राइव करने में सहायता कर सकता है, जैसे कि स्वतंत्रता से पार्किंग करना और ट्रैफिक में सही स्थिति में रहना।</text:span></text:span></text:p>
        </text:list-item>
      </text:list>
      <text:p text:style-name="P15"><text:span text:style-name="Strong_20_Emphasis"><text:span text:style-name="T8"/></text:span></text:p>
      <text:p text:style-name="Text_20_body"/>
      <text:p text:style-name="Text_20_body"><text:span text:style-name="Strong_20_Emphasis">गहरी अध्ययन की कार्यप्रणाली</text:span></text:p>
      <text:p text:style-name="Text_20_body">गहरी अध्ययन एक श्रृंखला के न्यूरल नेटवर्क्स का उपयोग करता है जिनके कई लेयर्स होते हैं। यह नेटवर्क्स विभिन्न स्तरों पर फीचर्स को स्वतंत्र रूप से सीख सकते हैं, जिनमें से हर एक स्तर अधिक उच्च स्तर की विशिष्टता की ओर बढ़ता है।</text:p>
      <text:p text:style-name="Text_20_body">कंप्यूटर विजन में, ये नेटवर्क्स विशिष्ट विशेषताओं को समझने के लिए उपयोग होते हैं, जैसे कि किस तरह से वाहनों की पहचान की जा सकती है या आपत्तियों की पहचान की जा सकती है। इन नेटवर्क्स को बड़े और विशाल डाटा सेट्स पर प्रशिक्षित किया जाता है, जिससे वे छवियों के बहुत सारे पैटर्न्स और फीचर्स को सीख सकें।</text:p>
      <text:p text:style-name="Text_20_body"><text:span text:style-name="Strong_20_Emphasis">उदाहरण: आपत्ति की पहचान</text:span></text:p>
      <text:p text:style-name="Text_20_body">आपत्तियों की पहचान के उदाहरण में, एक गहरी अध्ययन नेटवर्क स्वतंत्र रूप से वाहनों के सामने आने वाली आपत्तियों को पहचान सकता है, जैसे कि अचानक आगे से आने वाली वाहनों की चोट या रुकावट। इसके लिए, यह नेटवर्क पहले से प्रशिक्षित डाटा सेट पर आधारित होता है और फिर नए डाटा के लिए पैटर्न्स और संकेत खोजता है जो आपत्तियों की पहचान में मदद कर सकते हैं।</text:p>
      <text:p text:style-name="Text_20_body"><text:span text:style-name="Strong_20_Emphasis"/></text:p>
      <text:p text:style-name="Text_20_body"><text:span text:style-name="Strong_20_Emphasis">कंप्यूटर विजन का यातायात में उपयोग</text:span></text:p>
      <text:p text:style-name="Text_20_body">वाहनों में कंप्यूटर विजन के अनेक उपयोग होते हैं:</text:p>
      <text:p text:style-name="Text_20_body"><text:span text:style-name="Strong_20_Emphasis">1. स्वतंत्र ड्राइविंग:</text:span> कंप्यूटर विजन वाहनों को स्वतंत्रता से चलाने की क्षमता प्रदान कर सकता है। संभावित आपत्तियों की पहचान करके वाहन स्वतः निर्णय ले सकते हैं और सुरक्षित तरीके से मार्ग पर चल सकते हैं।</text:p>
      <text:p text:style-name="Text_20_body"><text:span text:style-name="Strong_20_Emphasis">2. पार्किंग सहायता:</text:span> कंप्यूटर विजन वाहनों को सहायता प्रदान कर सकता है जब वे पार्किंग कर रहे होते हैं। सेंसरों और कैमरों की मदद से वाहन स्वतः ही सही स्थान पर पार्क हो सकता है।</text:p>
      <text:p text:style-name="Text_20_body"><text:span text:style-name="Strong_20_Emphasis">3. सुरक्षा:</text:span> कंप्यूटर विजन से वाहनों की सुरक्षा में सुधार हो सकता है। यह आपत्तियों और खतरों की पहचान कर सकता है और ड्राइवर को चेतावनी दे सकता है या फिर स्वतः उचित कार्रवाई कर सकता है।</text:p>
      <text:p text:style-name="Text_20_body"><text:span text:style-name="Strong_20_Emphasis">4. नेविगेशन:</text:span> कंप्यूटर विजन वाहनों को सही मार्ग दिखाने में मदद कर सकता है। यह सड़कों, संकेतों और संरचना को पहचानकर सही दिशा बता सकता है।</text:p>
      <text:p text:style-name="Text_20_body"><text:soft-page-break/><text:span text:style-name="Strong_20_Emphasis">5. वाहन सेवाएँ:</text:span> कंप्यूटर विजन से वाहनों की अवस्था और कीमतों की निगरानी की जा सकती है। यह उपयोगकर्ताओं को वाहन की सेवाओं की जानकारी प्रदान कर सकता है और उन्हें बेहतर निर्णय लेने में मदद कर सकता है।</text:p>
      <text:p text:style-name="Text_20_body"><text:span text:style-name="Strong_20_Emphasis">समापन</text:span></text:p>
      <text:p text:style-name="Text_20_body">कंप्यूटर विजन का यातायात क्षेत्र में उपयोग वाहनों की सुरक्षा, स्वतंत्रता, और कार्यक्षमता में महत्वपूर्ण योगदान कर रहा है। नवाचारों के साथ, यह भविष्य की यातायात दिशा को और भी सुरक्षित और सुखद बना सकता है। अगामी समय में, हम इस तकनीक के और भी उपयोगों को देख सकते हैं, जिनसे यातायात क्षेत्र में नए साधन और अवसरों की राह खुल सकती है।</text:p>
      <text:p text:style-name="Text_20_body"/>
      <text:p text:style-name="Text_20_body"/>
      <text:p text:style-name="Text_20_body"/>
      <text:p text:style-name="Text_20_body"/>
      <text:p text:style-name="Text_20_body"/>
      <text:p text:style-name="Text_20_body"/>
      <text:p text:style-name="Text_20_body"><text:span text:style-name="Strong_20_Emphasis"/></text:p>
      <text:p text:style-name="Text_20_body"><text:span text:style-name="Strong_20_Emphasis"/></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argi" svg:font-family="Garg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8T21:02:26.755959560</meta:creation-date>
    <dc:date>2023-08-29T23:29:07.803213396</dc:date>
    <meta:editing-duration>PT37M39S</meta:editing-duration>
    <meta:editing-cycles>14</meta:editing-cycles>
    <meta:generator>LibreOffice/7.3.7.2$Linux_X86_64 LibreOffice_project/30$Build-2</meta:generator>
    <meta:document-statistic meta:table-count="0" meta:image-count="0" meta:object-count="0" meta:page-count="4" meta:paragraph-count="42" meta:word-count="1431" meta:character-count="5077" meta:non-whitespace-character-count="3696"/>
  </office:meta>
</office:document-meta>
</file>